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9, 2022 (09:31:5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in designing and implementing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average <text:span text:style-name="T1">so far</text:span>.</text:p>
      <text:p text:style-name="Text_20_body">Your program can either ask the user for the number of quizzes, projects, test and exam taken so far, and then ask for the values, or use a sentinel value (as shown in the example below) to know when to “stop”. Note that if the quiz number n, for n &lt; 5, was not taken yet, then you should not ask the grade for quiz n+1, and similarly for projects and in-class test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a bit of Mathematics that can be tricky to get correctly, and involve cleverly getting the information from the user.</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p text:style-name="First_20_paragraph">You can find a possible solution to this problem <text:a xlink:type="simple" xlink:href="Grade_Calculator.zip" office:name=""><text:span text:style-name="Definition">in this archive</text:span></text:a>. Note that our solution <text:span text:style-name="T1">does not</text:span> use arrays, but that using arrays would make this program overall simpler. However, the solution is flexible enough (and, hopefully, commented enough) so that you can easily fine-tune it to your particular need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1Z</meta:creation-date>
    <dc:date>2022-03-09T14:32:11Z</dc:date>
    <meta:user-defined meta:name="date" meta:value-type="string">March   9, 2022 (09:31:5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